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formula="of:=[.B7]*[.C7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formula="of:=[.B8]*[.C8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800" calcext:value-type="float">
            <text:p>80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4930" calcext:value-type="float">
            <text:p>4930</text:p>
          </table:table-cell>
          <table:table-cell table:formula="of:=5500-[.D16]" office:value-type="float" office:value="570" calcext:value-type="float">
            <text:p>57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00/00/00</text:date>, <text:time style:data-style-name="N2" text:time-value="13:02:49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3-19T13:12:10.851000000</dc:date>
    <meta:editing-duration>PT8H22M15S</meta:editing-duration>
    <meta:editing-cycles>72</meta:editing-cycles>
    <meta:generator>LibreOffice/6.4.1.2$Windows_X86_64 LibreOffice_project/4d224e95b98b138af42a64d84056446d09082932</meta:generator>
    <meta:document-statistic meta:table-count="21" meta:cell-count="678" meta:object-count="0"/>
  </office:meta>
</office:document-meta>
</file>